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64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MISSING_AP_1_Algorithms_ap_vector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MISSING_AP_1_Algorithms_ap_vector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29:57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